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nhecimentos Gerais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- Português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Raciocínio Lógico-Matemático: <text:s/></text:p>
          </table:table-cell>
          <table:table-cell office:value-type="float" office:value="101010" calcext:value-type="float">
            <text:p>101010</text:p>
          </table:table-cell>
        </table:table-row>
        <table:table-row table:style-name="ro1">
          <table:table-cell table:style-name="ce1" office:value-type="string" calcext:value-type="string">
            <text:p>- Direito Administrativo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Direito Constitucional: <text:s/>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- Legislação Específica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Direitos Humanos: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- Direito Civil I: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- Direito Empresarial I: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Direito Penal: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Direito Tributário I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Contabilidade Geral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Economia: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- Matemática Financeira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Arquitetura de Computadores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Conhecimentos Específicos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- Redes de Computadores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Desenvolvimento de Software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Banco de Dados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Engenharia de Software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Governança e Gestão de TI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Inglês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Legislação Estadual I: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- Legislação Estadual II: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4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0:05:23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6:25:21.386802148</meta:creation-date>
    <dc:date>2022-11-10T10:46:29.858000000</dc:date>
    <meta:editing-duration>PT1H13M27S</meta:editing-duration>
    <meta:editing-cycles>4</meta:editing-cycles>
    <meta:generator>LibreOffice/7.2.6.2$Windows_X86_64 LibreOffice_project/b0ec3a565991f7569a5a7f5d24fed7f52653d754</meta:generator>
    <meta:document-statistic meta:table-count="1" meta:cell-count="45" meta:object-count="0"/>
  </office:meta>
</office:document-meta>
</file>